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0f5914" fo:background-color="transparent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0f5914" fo:background-color="transparen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1b7523" officeooo:paragraph-rsid="000f5914" fo:background-color="transparen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1bf2c0" officeooo:paragraph-rsid="000f5914" fo:background-color="transparen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0f921b" officeooo:paragraph-rsid="000f921b" fo:background-color="transparen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0f5914" fo:background-color="transparent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1d5f1d" officeooo:paragraph-rsid="000f5914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1bf2c0" officeooo:paragraph-rsid="000f5914" fo:background-color="transparent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b7523" officeooo:paragraph-rsid="000f5914" fo:background-color="transparent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0a6388" officeooo:paragraph-rsid="000f5914" fo:background-color="transparent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0f5914" officeooo:paragraph-rsid="000f5914" fo:background-color="transparent" style:font-name-asian="Calibri" style:font-size-asian="11pt" style:font-name-complex="Calibri" style:font-size-complex="11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paragraph-rsid="000f5914" fo:background-color="transparen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a5427" officeooo:paragraph-rsid="000f5914" style:font-size-asian="11pt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0f5914"/>
    </style:style>
    <style:style style:name="T1" style:family="text">
      <style:text-properties officeooo:rsid="001e0a58"/>
    </style:style>
    <style:style style:name="T2" style:family="text">
      <style:text-properties officeooo:rsid="001d5f1d"/>
    </style:style>
    <style:style style:name="T3" style:family="text">
      <style:text-properties officeooo:rsid="001d35b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333333" fo:letter-spacing="normal" fo:font-style="normal" officeooo:rsid="000f5914"/>
    </style:style>
    <style:style style:name="T6" style:family="text">
      <style:text-properties fo:font-variant="normal" fo:text-transform="none" fo:color="#333333" style:font-name="Arial" fo:letter-spacing="normal" fo:font-style="normal"/>
    </style:style>
    <style:style style:name="T7" style:family="text">
      <style:text-properties fo:font-variant="normal" fo:text-transform="none" fo:color="#222222" style:font-name="Arial" fo:letter-spacing="normal" fo:font-style="normal"/>
    </style:style>
    <style:style style:name="T8" style:family="text">
      <style:text-properties style:use-window-font-color="true" fo:font-weight="normal" fo:background-color="transparent" loext:char-shading-value="0" style:font-name-asian="Times New Roman1" style:font-name-complex="Times New Roman1"/>
    </style:style>
    <style:style style:name="T9" style:family="text">
      <style:text-properties style:use-window-font-color="true" fo:font-weight="normal" officeooo:rsid="001b7523" fo:background-color="transparent" loext:char-shading-value="0" style:font-name-asian="Times New Roman1" style:font-name-complex="Times New Roman1"/>
    </style:style>
    <style:style style:name="T10" style:family="text">
      <style:text-properties style:use-window-font-color="true" fo:font-weight="normal" officeooo:rsid="000f5914" fo:background-color="transparent" loext:char-shading-value="0" style:font-name-asian="Times New Roman1" style:font-name-complex="Times New Roman1"/>
    </style:style>
    <style:style style:name="T11" style:family="text">
      <style:text-properties style:use-window-font-color="true" fo:font-weight="normal" officeooo:rsid="00149ab0" fo:background-color="transparent" loext:char-shading-value="0" style:font-name-asian="Times New Roman1" style:font-name-complex="Times New Roman1"/>
    </style:style>
    <style:style style:name="T12" style:family="text">
      <style:text-properties style:use-window-font-color="true" style:font-name="Arial" fo:font-size="11pt" fo:font-weight="normal" fo:background-color="transparent" loext:char-shading-value="0" style:font-name-asian="Times New Roman1" style:font-size-asian="11pt" style:font-name-complex="Times New Roman1" style:font-size-complex="11pt"/>
    </style:style>
    <style:style style:name="T13" style:family="text">
      <style:text-properties fo:color="#0000ff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1" style:font-size-asian="11pt" style:font-name-complex="Times New Roman1" style:font-size-complex="11pt"/>
    </style:style>
    <style:style style:name="T14" style:family="text">
      <style:text-properties officeooo:rsid="000f5914"/>
    </style:style>
    <style:style style:name="T15" style:family="text">
      <style:text-properties officeooo:rsid="000f921b"/>
    </style:style>
    <style:style style:name="T16" style:family="text">
      <style:text-properties officeooo:rsid="00133847"/>
    </style:style>
    <style:style style:name="T17" style:family="text">
      <style:text-properties officeooo:rsid="00138e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8">Leon Rudolph <text:tab/><text:tab/><text:tab/><text:tab/><text:tab/><text:tab/><text:tab/><text:tab/><text:tab/> <text:s text:c="11"/></text:span><text:span text:style-name="T11">18.12</text:span><text:span text:style-name="T9">.</text:span><text:span text:style-name="T11">2017</text:span></text:p>
      <text:p text:style-name="P12">Schillerstraße 27</text:p>
      <text:p text:style-name="P12">14929 <text:s/>Treuenbrietzen</text:p>
      <text:p text:style-name="P12">Telefon: 033748/10198</text:p>
      <text:p text:style-name="P14"><text:span text:style-name="T12">E-mail: </text:span><text:a xlink:type="simple" xlink:href="mailto:lrudolph@hotmail.de" text:style-name="Internet_20_link" text:visited-style-name="Visited_20_Internet_20_Link"><text:span text:style-name="T13">lrudolph@hotmail.de</text:span></text:a></text:p>
      <text:p text:style-name="P10"/>
      <text:p text:style-name="P10"/>
      <text:p text:style-name="P10"/>
      <text:p text:style-name="P9"><text:s/></text:p>
      <text:p text:style-name="P11">Deutsche Telekom AG</text:p>
      <text:p text:style-name="P9"><text:span text:style-name="T7">Französische Straße 33a-c</text:span><text:span text:style-name="T6"> </text:span><text:line-break/><text:span text:style-name="T14">10117 </text:span><text:span text:style-name="T5">Berlin</text:span> </text:p>
      <text:p text:style-name="P3"/>
      <text:p text:style-name="P3"/>
      <text:p text:style-name="P3">Bewerbung zum duale<text:span text:style-name="T1">m</text:span> Studium mit dem Studiengang Bachelor of <text:span text:style-name="T14">Science</text:span> <text:span text:style-name="T14">in Angewandter Informatik</text:span></text:p>
      <text:p text:style-name="P6"/>
      <text:p text:style-name="P6"/>
      <text:p text:style-name="P2">Sehr geehrte <text:span text:style-name="T14">Damen und Herren,</text:span></text:p>
      <text:p text:style-name="P6"/>
      <text:p text:style-name="P4">ich interessiere mich schon seit längerem für Informatik. <text:span text:style-name="T2">Nachdem</text:span> ich <text:span text:style-name="T15">im Internet</text:span> von Ihrem <text:span text:style-name="T2">Angebot zum </text:span>dualen Studium zu<text:span text:style-name="T15">m Angewandten Informatiker</text:span> <text:span text:style-name="T15">gelesen</text:span> hatte wusste ich : Hier möchte ich mich bewerben! Sie bieten mir <text:span text:style-name="T2">die</text:span> Perspektive <text:span text:style-name="T2">mich mit </text:span>Themengebiete<text:span text:style-name="T16">n</text:span>, <text:span text:style-name="T2">welche</text:span> mich interessieren, <text:span text:style-name="T2">zu beschäftigen</text:span>.</text:p>
      <text:p text:style-name="P6"/>
      <text:p text:style-name="P7">Meine persönlichen Stärken sehe ich im Lösen von logischen Problemen, sowohl selbstständig, als auch im Team. <text:span text:style-name="T17">Außerdem</text:span> liegen mir das methodische Denken und der Umgang mit mathematischen Aufgabenstellungen. Ich belege seit der 9 Klasse Informatikunterricht bei welchem ich seit dem viel mit Java zu tun hatte. Mir sind außerdem die Grundzüge von <text:span text:style-name="T14"><text:s/></text:span>SQL, HTML und PHP geläufig.</text:p>
      <text:p text:style-name="P8"/>
      <text:p text:style-name="P8">Während meines Praktikums in der IT-Abteilung des Bundesverwaltungsgerichts konnte ich <text:span text:style-name="T3">viele Erfahrung im Berufsalltag sammeln. Dort konnte ich an einem eigenen Server arbeiten und mich mit den Grundkonzepten vertraut machen.</text:span></text:p>
      <text:p text:style-name="P8"/>
      <text:p text:style-name="P8"/>
      <text:p text:style-name="P1"><text:span text:style-name="Emphasis"><text:span text:style-name="T4">Habe ich Ihr Interesse geweckt? Dann freue ich mich auf ein persönliches Gespräch.</text:span></text:span></text:p>
      <text:p text:style-name="P6"/>
      <text:p text:style-name="P2">Mit freundlichen Grüßen</text:p>
      <text:p text:style-name="P2"/>
      <text:p text:style-name="P5">Leon Rudol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2S</meta:editing-duration>
    <meta:editing-cycles>7</meta:editing-cycles>
    <meta:generator>LibreOffice/5.3.6.1$Windows_x86 LibreOffice_project/686f202eff87ef707079aeb7f485847613344eb7</meta:generator>
    <dc:date>2017-12-18T18:31:55.708000000</dc:date>
    <meta:document-statistic meta:table-count="0" meta:image-count="0" meta:object-count="0" meta:page-count="1" meta:paragraph-count="16" meta:word-count="186" meta:character-count="1335" meta:non-whitespace-character-count="1138"/>
    <meta:user-defined meta:name="Info 1"/>
    <meta:user-defined meta:name="Info 2"/>
    <meta:user-defined meta:name="Info 3"/>
    <meta:user-defined meta:name="Info 4"/>
  </office:meta>
</office:document-meta>
</file>